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6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Nimbus Mono PS1" fo:font-size="13pt" style:font-size-asian="13pt" style:font-size-complex="13pt"/>
    </style:style>
    <style:style style:name="T5" style:family="text">
      <style:text-properties style:font-name="Nimbus Mono PS1" fo:font-size="13pt" fo:font-style="normal" style:font-size-asian="13pt" style:font-style-asian="normal" style:font-size-complex="13pt" style:font-style-complex="normal"/>
    </style:style>
    <style:style style:name="T6" style:family="text">
      <style:text-properties style:font-name="Nimbus Mono PS1" fo:font-size="13pt" style:font-size-asian="13pt" style:font-style-asian="normal" style:font-size-complex="13pt" style:font-style-complex="normal"/>
    </style:style>
    <style:style style:name="T7" style:family="text">
      <style:text-properties style:font-name="Nimbus Mono PS1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835cm" svg:height="0.962cm" svg:x="0.5cm" svg:y="0.5cm">
          <draw:text-box>
            <text:p><text:span text:style-name="T1">Staging</text:span></text:p>
          </draw:text-box>
        </draw:frame>
        <draw:frame draw:style-name="gr2" draw:text-style-name="P3" draw:layer="layout" svg:width="25.5cm" svg:height="3.56cm" svg:x="1cm" svg:y="2cm">
          <draw:text-box>
            <text:p><text:span text:style-name="T2">Where is everything?</text:span></text:p>
            <text:p><text:span text:style-name="T3"/></text:p>
            <text:p><text:span text:style-name="T4">bioinfstaging1 128.16.4.155: react webserver</text:span></text:p>
            <text:p><text:span text:style-name="T4">bioinfstaging2 128.16.4.146: dbserver, blast_cache, redis</text:span></text:p>
            <text:p text:style-name="P2"><text:span text:style-name="T4">bioinfstaging3 128.16.4.145: aa_head</text:span></text:p>
            <text:p text:style-name="P2"><text:span text:style-name="T4">bioinfstaging4 128.16.4.133: blastmachine, blastupdate, celery_workernode</text:span></text:p>
            <text:p text:style-name="P2"><text:span text:style-name="T4"/></text:p>
          </draw:text-box>
        </draw:frame>
        <draw:frame draw:style-name="gr3" draw:text-style-name="P3" draw:layer="layout" svg:width="25.5cm" svg:height="2.2cm" svg:x="1cm" svg:y="5.1cm">
          <draw:text-box>
            <text:p><text:span text:style-name="T2">Install everything</text:span></text:p>
            <text:p><text:span text:style-name="T3"/></text:p>
            <text:p><text:span text:style-name="T4"># ansible-playbook -i staging_hosts --extra-vars "my_env=staging" deploy_staging.yml</text:span></text:p>
          </draw:text-box>
        </draw:frame>
        <draw:frame draw:style-name="gr4" draw:text-style-name="P3" draw:layer="layout" svg:width="25.5cm" svg:height="4.017cm" svg:x="1cm" svg:y="7.1cm">
          <draw:text-box>
            <text:p><text:span text:style-name="T2">Internal URLs</text:span></text:p>
            <text:p><text:span text:style-name="T3"/></text:p>
            <text:p><text:span text:style-name="T4">AA config Admin: http://bioinfstaging3.cs.ucl.ac.uk/admin/</text:span></text:p>
            <text:p><text:span text:style-name="T4">Redis Monitor: Install redisdesktop to bioinfstaging2 @ port 6379</text:span></text:p>
            <text:p><text:span text:style-name="T4">Frontend Admin/apache: bioinfstaging1, edit changes at /etc/httpd/conf/httpd.conf</text:span></text:p>
            <text:p text:style-name="P2"><text:span text:style-name="T4">Routing: bioinfadmin, edit changes at</text:span><text:span text:style-name="T5"> /etc/</text:span><text:span text:style-name="T6">httpd/conf/httpd.conf</text:span></text:p>
            <text:p><text:span text:style-name="T4"/></text:p>
            <text:p><text:span text:style-name="T4"/></text:p>
          </draw:text-box>
        </draw:frame>
        <draw:frame draw:style-name="gr5" draw:text-style-name="P3" draw:layer="layout" svg:width="25.5cm" svg:height="2.189cm" svg:x="1cm" svg:y="10.4cm">
          <draw:text-box>
            <text:p><text:span text:style-name="T2">Public Facing URLs</text:span></text:p>
            <text:p><text:span text:style-name="T3"/></text:p>
            <text:p><text:span text:style-name="T4">Frontend: http://bioinf.cs.ucl.ac.uk/psipred_beta</text:span></text:p>
            <text:p><text:span text:style-name="T4">API: http://bioinf.cs.ucl.ac.uk/psipred_beta/ap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.835cm" svg:height="0.962cm" svg:x="0.5cm" svg:y="0.5cm">
          <draw:text-box>
            <text:p><text:span text:style-name="T1">Staging</text:span></text:p>
          </draw:text-box>
        </draw:frame>
        <draw:frame draw:style-name="gr7" draw:text-style-name="P3" draw:layer="layout" svg:width="25.5cm" svg:height="4.876cm" svg:x="1cm" svg:y="2.101cm">
          <draw:text-box>
            <text:p><text:span text:style-name="T2">Stop blast workers</text:span></text:p>
            <text:p><text:span text:style-name="T4"/></text:p>
            <text:p><text:span text:style-name="T4">$ sudo su</text:span></text:p>
            <text:p><text:span text:style-name="T4">$ su blast_worker</text:span></text:p>
            <text:p><text:span text:style-name="T4">$ cd ~</text:span></text:p>
            <text:p><text:span text:style-name="T4">$ source aa_env/bin/activate</text:span></text:p>
            <text:p><text:span text:style-name="T4">$ cd analytics_automated</text:span></text:p>
            <text:p><text:span text:style-name="T4">$ celery multi stop_verify worker</text:span></text:p>
            <text:p><text:span text:style-name="T4"><text:s text:c="2"/></text:span><text:span text:style-name="T4">// --pidfile=/home/blast_worker/analytics_automated/celery.pid</text:span></text:p>
            <text:p><text:span text:style-name="T4"><text:s text:c="2"/></text:span><text:span text:style-name="T4">// --logfile=/home/blast_worker/analytics_automated/</text:span></text:p>
          </draw:text-box>
        </draw:frame>
        <draw:frame draw:style-name="gr8" draw:text-style-name="P3" draw:layer="layout" svg:width="25.5cm" svg:height="4.474cm" svg:x="1cm" svg:y="6.877cm">
          <draw:text-box>
            <text:p><text:span text:style-name="T2">Start blast workers</text:span></text:p>
            <text:p><text:span text:style-name="T2"/></text:p>
            <text:p><text:span text:style-name="T7">Interactive</text:span></text:p>
            <text:p text:style-name="P2"><text:span text:style-name="T4">$ celery --app=analytics_automated_project.celery:app worker --loglevel=INFO -Q</text:span></text:p>
            <text:p text:style-name="P2"><text:span text:style-name="T8"><text:s text:c="2"/></text:span><text:span text:style-name="T8">// blast,low_blast,high_blast</text:span></text:p>
            <text:p text:style-name="P2"><text:span text:style-name="T4"/></text:p>
            <text:p text:style-name="P2"><text:span text:style-name="T7">Daemon</text:span></text:p>
            <text:p text:style-name="P2"><text:span text:style-name="T4">$ celery --app=analytics_automated_project.celery:app worker --loglevel=INFO -Q</text:span></text:p>
            <text:p text:style-name="P2"><text:span text:style-name="T4"><text:s text:c="2"/></text:span><text:span text:style-name="T4">// blast,low_blast,high_blast --pidfile=celery.pid --detach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835cm" svg:height="0.962cm" svg:x="0.5cm" svg:y="0.5cm">
          <draw:text-box>
            <text:p><text:span text:style-name="T1">Stagin</text:span><text:span text:style-name="T1">g</text:span></text:p>
          </draw:text-box>
        </draw:frame>
        <draw:frame draw:style-name="gr7" draw:text-style-name="P3" draw:layer="layout" svg:width="25.5cm" svg:height="4.876cm" svg:x="1cm" svg:y="2.101cm">
          <draw:text-box>
            <text:p><text:span text:style-name="T2">Stop django workers</text:span></text:p>
            <text:p><text:span text:style-name="T4"/></text:p>
            <text:p><text:span text:style-name="T4">$ sudo su</text:span></text:p>
            <text:p><text:span text:style-name="T4">$ su django_worker</text:span></text:p>
            <text:p><text:span text:style-name="T4">$ cd ~</text:span></text:p>
            <text:p><text:span text:style-name="T4">$ source aa_env/bin/activate</text:span></text:p>
            <text:p><text:span text:style-name="T4">$ cd analytics_automated</text:span></text:p>
            <text:p><text:span text:style-name="T4">$ celery multi stop_verify worker</text:span></text:p>
            <text:p><text:span text:style-name="T4"><text:s text:c="2"/></text:span><text:span text:style-name="T4">// --pidfile=/home/django_worker/analytics_automated/celery.pid</text:span></text:p>
            <text:p><text:span text:style-name="T4"><text:s text:c="2"/></text:span><text:span text:style-name="T4">// --logfile=/home/django_worker/analytics_automated/</text:span></text:p>
          </draw:text-box>
        </draw:frame>
        <draw:frame draw:style-name="gr9" draw:text-style-name="P3" draw:layer="layout" svg:width="27cm" svg:height="4.931cm" svg:x="1cm" svg:y="6.877cm">
          <draw:text-box>
            <text:p><text:span text:style-name="T2">Start blast workers</text:span></text:p>
            <text:p><text:span text:style-name="T2"/></text:p>
            <text:p><text:span text:style-name="T7">Interactive</text:span></text:p>
            <text:p text:style-name="P2"><text:span text:style-name="T4">$ celery --app=analytics_automated_project.celery:app worker --loglevel=INFO -Q</text:span><text:span text:style-name="T8"> low_commandline,commandline,high_commandline,celery,low_R,R,high_R,low_Python,Python,high_Python</text:span></text:p>
            <text:p text:style-name="P2"><text:span text:style-name="T4"/></text:p>
            <text:p text:style-name="P2"><text:span text:style-name="T7">Daemon</text:span></text:p>
            <text:p text:style-name="P2"><text:span text:style-name="T4">$ celery --app=analytics_automated_project.celery:app worker --loglevel=INFO -Q</text:span><text:span text:style-name="T8"> low_commandline,commandline,high_commandline,celery,low_R,R,high_R,low_Python,Python,high_Python</text:span><text:span text:style-name="T4">--pidfile=celery.pid --detach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7:02:30.029174249</meta:creation-date>
    <dc:date>2024-05-21T17:55:05.965996165</dc:date>
    <meta:editing-duration>PT19M40S</meta:editing-duration>
    <meta:editing-cycles>15</meta:editing-cycles>
    <meta:generator>LibreOffice/7.1.8.1$Linux_X86_64 LibreOffice_project/10$Build-1</meta:generator>
    <meta:document-statistic meta:object-count="38"/>
  </office:meta>
</office:document-meta>
</file>